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eba" officeooo:paragraph-rsid="000886e8"/>
    </style:style>
    <style:style style:name="P2" style:family="paragraph" style:parent-style-name="Standard">
      <style:text-properties officeooo:rsid="000d9135" officeooo:paragraph-rsid="000d9135"/>
    </style:style>
    <style:style style:name="P3" style:family="paragraph" style:parent-style-name="Standard">
      <style:text-properties officeooo:rsid="000f25a9" officeooo:paragraph-rsid="000f25a9"/>
    </style:style>
    <style:style style:name="P4" style:family="paragraph" style:parent-style-name="Standard">
      <style:text-properties fo:font-weight="bold" officeooo:rsid="000f25a9" officeooo:paragraph-rsid="000f25a9" style:font-weight-asian="bold" style:font-weight-complex="bold"/>
    </style:style>
    <style:style style:name="P5" style:family="paragraph" style:parent-style-name="Standard">
      <style:text-properties fo:font-weight="bold" officeooo:rsid="000886e8" officeooo:paragraph-rsid="000886e8" style:font-weight-asian="bold" style:font-weight-complex="bold"/>
    </style:style>
    <style:style style:name="P6" style:family="paragraph" style:parent-style-name="Standard">
      <style:text-properties officeooo:rsid="0015bcc2" officeooo:paragraph-rsid="0015bcc2"/>
    </style:style>
    <style:style style:name="P7" style:family="paragraph" style:parent-style-name="Standard">
      <style:text-properties officeooo:rsid="0011c867" officeooo:paragraph-rsid="0011c867"/>
    </style:style>
    <style:style style:name="P8" style:family="paragraph" style:parent-style-name="Standard">
      <style:text-properties officeooo:rsid="001751ca" officeooo:paragraph-rsid="001751ca"/>
    </style:style>
    <style:style style:name="P9" style:family="paragraph" style:parent-style-name="Standard">
      <style:text-properties fo:font-weight="normal" officeooo:rsid="001751ca" officeooo:paragraph-rsid="001751c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25a9" style:font-weight-asian="normal" style:font-weight-complex="normal"/>
    </style:style>
    <style:style style:name="T3" style:family="text">
      <style:text-properties fo:font-weight="normal" officeooo:rsid="0013c575" style:font-weight-asian="normal" style:font-weight-complex="normal"/>
    </style:style>
    <style:style style:name="T4" style:family="text">
      <style:text-properties officeooo:rsid="0015b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t Pi = (xi,yi) and pj = (xj,yj) be two points among p1,p2,...pn in 2D. We say pj dominates pi iff xj &gt; xi and yj &gt; yi. For example, (5,9) dominates (2,6) but not (6,8). Assume that no two points have the same x or y values. Design an algorithm that counts the number pairs (pi,pj) such that pj dominates pi. Analyze complexity.</text:p>
      <text:p text:style-name="P1"/>
      <text:p text:style-name="P2"/>
      <text:p text:style-name="P2">Sort by x axis values <text:span text:style-name="T4">from most to least</text:span>. This makes the problem into 1 dimension.</text:p>
      <text:p text:style-name="P2"/>
      <text:p text:style-name="P6">Then, do inversion counting algorithm on the y coordinates.<text:line-break/><text:line-break/></text:p>
      <text:p text:style-name="P3"/>
      <text:p text:style-name="P4">Let A[1..n] be an array of n distinct numbers and B be an array of size n(n+1)/2 such that the element A[i] appears exactly I times in B, for i= 1,2,3…,n. Design an algorithm to compute the median of B in O(n) time.</text:p>
      <text:p text:style-name="P4"/>
      <text:p text:style-name="P7">I don’t understand why median of medians on B wouldn’t work here… it is O(n). K is <text:span text:style-name="T2">n(n+1)/2 </text:span><text:span text:style-name="T1">divided by 2.</text:span><text:span text:style-name="T3"> It’s because the size of B is n^2, and we’re looking for an algorithm the size of A basically. </text:span></text:p>
      <text:p text:style-name="P7"><text:span text:style-name="T3"/></text:p>
      <text:p text:style-name="P8"><text:span text:style-name="T3">H</text:span><text:span text:style-name="T1">int: you cant play with array b. its too big. You can only really play with array A. </text:span></text:p>
      <text:p text:style-name="P8"><text:span text:style-name="T1"/></text:p>
      <text:p text:style-name="P9">Find median of A.</text:p>
      <text:p text:style-name="P9">Split A into two arrays.</text:p>
      <text:p text:style-name="P9"/>
      <text:p text:style-name="P9">Ask if k is is &lt;= x or </text:p>
      <text:p text:style-name="P9"/>
      <text:p text:style-name="P9">K = ½ sum of all frequenci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0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0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22:05:33.386284141</meta:creation-date>
    <dc:date>2021-02-03T16:39:38.669121517</dc:date>
    <meta:editing-duration>PT22M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214" meta:character-count="1067" meta:non-whitespace-character-count="858"/>
  </office:meta>
</office:document-meta>
</file>